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28cm"/>
    </style:style>
    <style:style style:name="co3" style:family="table-column">
      <style:table-column-properties fo:break-before="auto" style:column-width="2.942cm"/>
    </style:style>
    <style:style style:name="co4" style:family="table-column">
      <style:table-column-properties fo:break-before="auto" style:column-width="3.231cm"/>
    </style:style>
    <style:style style:name="co5" style:family="table-column">
      <style:table-column-properties fo:break-before="auto" style:column-width="3.942cm"/>
    </style:style>
    <style:style style:name="co6" style:family="table-column">
      <style:table-column-properties fo:break-before="auto" style:column-width="16.11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93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ffff99" fo:border="0.002cm solid #000000"/>
    </style:style>
    <style:style style:name="ce4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5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  <style:text-properties style:font-name="Arimo" style:font-name-asian="Noto Sans CJK SC" style:font-name-complex="DejaVu Sans Condensed"/>
    </style:style>
    <style:style style:name="ce6" style:family="table-cell" style:parent-style-name="Default">
      <style:table-cell-properties fo:background-color="#99ffff"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Feuille1" table:style-name="ta1" table:print-ranges="Feuille1.A1:Feuille1.F54"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1" table:number-columns-repeated="2" table:default-cell-style-name="ce7"/>
        <table:table-column table:style-name="co5" table:default-cell-style-name="ce7"/>
        <table:table-column table:style-name="co1" table:default-cell-style-name="Default"/>
        <table:table-column table:style-name="co6" table:default-cell-style-name="Default"/>
        <table:table-row table:style-name="ro2">
          <table:table-cell table:style-name="ce1" office:value-type="string" table:number-columns-spanned="6" table:number-rows-spanned="1">
            <text:p>Memento SQL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 office:value-type="string" table:number-columns-spanned="6" table:number-rows-spanned="1">
            <text:p>Vocabulaires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3" office:value-type="string">
            <text:p>table</text:p>
          </table:table-cell>
          <table:table-cell table:style-name="ce4" office:value-type="string" table:number-columns-spanned="5" table:number-rows-spanned="1">
            <text:p>relation</text:p>
          </table:table-cell>
          <table:covered-table-cell table:number-columns-repeated="4" table:style-name="ce4"/>
          <table:table-cell table:style-name="ce8"/>
          <table:table-cell/>
        </table:table-row>
        <table:table-row table:style-name="ro1">
          <table:table-cell table:style-name="ce3" office:value-type="string">
            <text:p>ligne</text:p>
          </table:table-cell>
          <table:table-cell table:style-name="ce3" office:value-type="string" table:number-columns-spanned="5" table:number-rows-spanned="1">
            <text:p>tuple ou enregistrement</text:p>
          </table:table-cell>
          <table:covered-table-cell table:number-columns-repeated="4" table:style-name="ce3"/>
          <table:table-cell table:number-columns-repeated="2"/>
        </table:table-row>
        <table:table-row table:style-name="ro1">
          <table:table-cell table:style-name="ce3" office:value-type="string">
            <text:p>colonne</text:p>
          </table:table-cell>
          <table:table-cell table:style-name="ce3" office:value-type="string" table:number-columns-spanned="5" table:number-rows-spanned="1">
            <text:p>attribut avec domaine de valeurs (entier, date, chaîne de caractères)</text:p>
          </table:table-cell>
          <table:covered-table-cell table:number-columns-repeated="4" table:style-name="ce3"/>
          <table:table-cell table:number-columns-repeated="2"/>
        </table:table-row>
        <table:table-row table:style-name="ro1">
          <table:table-cell table:style-name="ce3" office:value-type="string">
            <text:p>clé</text:p>
          </table:table-cell>
          <table:table-cell table:style-name="ce3" office:value-type="string" table:number-columns-spanned="5" table:number-rows-spanned="1">
            <text:p>primaire ou externe/étrangère</text:p>
          </table:table-cell>
          <table:covered-table-cell table:number-columns-repeated="4" table:style-name="ce3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 office:value-type="string" table:number-columns-spanned="6" table:number-rows-spanned="1">
            <text:p>Type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3" office:value-type="string">
            <text:p>TEXT</text:p>
          </table:table-cell>
          <table:table-cell table:style-name="ce4" office:value-type="string" table:number-columns-spanned="5" table:number-rows-spanned="1">
            <text:p>mais aussi STR, STRING, VARCHAR</text:p>
          </table:table-cell>
          <table:covered-table-cell table:number-columns-repeated="4" table:style-name="ce4"/>
          <table:table-cell table:number-columns-repeated="2"/>
        </table:table-row>
        <table:table-row table:style-name="ro1">
          <table:table-cell table:style-name="ce3" office:value-type="string">
            <text:p>INT</text:p>
          </table:table-cell>
          <table:table-cell table:style-name="ce3" office:value-type="string" table:number-columns-spanned="5" table:number-rows-spanned="1">
            <text:p>mais aussi INTEGER</text:p>
          </table:table-cell>
          <table:covered-table-cell table:number-columns-repeated="4" table:style-name="ce3"/>
          <table:table-cell table:number-columns-repeated="2"/>
        </table:table-row>
        <table:table-row table:style-name="ro1">
          <table:table-cell table:style-name="ce3" office:value-type="string">
            <text:p>REAL</text:p>
          </table:table-cell>
          <table:table-cell table:style-name="ce3" office:value-type="string" table:number-columns-spanned="5" table:number-rows-spanned="1">
            <text:p>mais aussi FLOAT</text:p>
          </table:table-cell>
          <table:covered-table-cell table:number-columns-repeated="4" table:style-name="ce3"/>
          <table:table-cell table:number-columns-repeated="2"/>
        </table:table-row>
        <table:table-row table:style-name="ro1">
          <table:table-cell table:style-name="ce3" office:value-type="string">
            <text:p>DATE</text:p>
          </table:table-cell>
          <table:table-cell table:style-name="ce3" office:value-type="string" table:number-columns-spanned="5" table:number-rows-spanned="1">
            <text:p>au format YYYY-MM-DD</text:p>
          </table:table-cell>
          <table:covered-table-cell table:number-columns-repeated="4" table:style-name="ce3"/>
          <table:table-cell table:number-columns-repeated="2"/>
        </table:table-row>
        <table:table-row table:style-name="ro1">
          <table:table-cell table:style-name="ce3" office:value-type="string">
            <text:p>ENUM</text:p>
          </table:table-cell>
          <table:table-cell table:style-name="ce3" office:value-type="string" table:number-columns-spanned="5" table:number-rows-spanned="1">
            <text:p>liste des valeurs possibles</text:p>
          </table:table-cell>
          <table:covered-table-cell table:number-columns-repeated="4" table:style-name="ce3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 office:value-type="string" table:number-columns-spanned="6" table:number-rows-spanned="1">
            <text:p>Sélection : 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table:number-columns-spanned="6" table:number-rows-spanned="1">
            <text:p>SELECT * FROM clients ;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table:number-columns-spanned="6" table:number-rows-spanned="1">
            <text:p>SELECT nom, prenom FROM Clients ;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table:number-columns-spanned="6" table:number-rows-spanned="1">
            <text:p>SELECT nom, prenom FROM Clients WHERE ville= 'Lorient' ;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table:number-columns-spanned="6" table:number-rows-spanned="1">
            <text:p>SELECT nom, prenom FROM Clients WHERE ville= 'Lorient' AND naissance &lt; '1967-03-04' ;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table:number-columns-spanned="6" table:number-rows-spanned="1">
            <text:p>SELECT nom, prenom FROM Clients WHERE ville IN ('Lorient','Brest') ;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table:number-columns-spanned="6" table:number-rows-spanned="1">
            <text:p>SELECT nom, prenom FROM Clients WHERE nom LIKE ''D%'' ;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table:number-columns-spanned="6" table:number-rows-spanned="1">
            <text:p>SELECT nom, prenom FROM Clients WHERE ville IS NULL ;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table:number-columns-spanned="6" table:number-rows-spanned="1">
            <text:p>SELECT nom, prenom FROM Clients ORDER BY naissance DESC / ASC ;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table:number-columns-spanned="6" table:number-rows-spanned="1">
            <text:p>SELECT nom, prenom FROM Clients ORDER BY nom, naissance ;</text:p>
          </table:table-cell>
          <table:covered-table-cell table:number-columns-repeated="5"/>
          <table:table-cell table:number-columns-repeated="2"/>
        </table:table-row>
        <table:table-row table:style-name="ro4">
          <table:table-cell office:value-type="string" table:number-columns-spanned="6" table:number-rows-spanned="1">
            <text:p>SELECT nom, prenom FROM Clients LIMIT 20 ; <text:s text:c="37"/>( MySql, PostgreSQL, sqlLite)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table:number-columns-spanned="6" table:number-rows-spanned="1">
            <text:p>SELECT DISTINCT ville FROM Clients ;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table:number-columns-spanned="6" table:number-rows-spanned="1">
            <text:p>SELECT DISTINCT ville, pays FROM Clients ; <text:s text:c="40"/>(Paris, France et Paris,Texas)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 office:value-type="string" table:number-columns-spanned="6" table:number-rows-spanned="1">
            <text:p>Comptage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table:number-columns-spanned="6" table:number-rows-spanned="1">
            <text:p>SELECT COUNT(*) FROM Clients ;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table:number-columns-spanned="6" table:number-rows-spanned="1">
            <text:p>SELECT COUNT(DISTINCT ville) FROM Clients ;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 office:value-type="string" table:number-columns-spanned="6" table:number-rows-spanned="1">
            <text:p>Jointure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table:number-columns-spanned="6" table:number-rows-spanned="1">
            <text:p>SELECT * FROM Table1 JOIN Table2 ON Table1.foreignkey = Table2.primarykey ;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table:number-columns-spanned="6" table:number-rows-spanned="1">
            <text:p>SELECT newName.nom FROM Table1 JOIN Table2 AS newName ON Table1.fk = newName.pk ;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 office:value-type="string" table:number-columns-spanned="6" table:number-rows-spanned="1">
            <text:p>Modification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table:number-columns-spanned="6" table:number-rows-spanned="1">
            <text:p>INSERT INTO Table VALUES ('valeur 1', 'valeur 2', …) ;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table:number-columns-spanned="6" table:number-rows-spanned="1">
            <text:p>INSERT INTO Table (nom, prenom, age) VALUES ('Durand', 'Paul',45) ;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table:number-columns-spanned="6" table:number-rows-spanned="1">
            <text:p>UPDATE Table SET age = age +1 ;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5" office:value-type="string" table:number-columns-spanned="6" table:number-rows-spanned="1">
            <text:p>UPDATE Table SET nom = 'Durant' WHERE nom='Durand' AND prenom='Paul' ;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table:number-columns-spanned="6" table:number-rows-spanned="1">
            <text:p>DELETE FROM Table WHERE nom='Durant' ;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 office:value-type="string" table:number-columns-spanned="6" table:number-rows-spanned="1">
            <text:p>Fonc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textuelles</text:p>
          </table:table-cell>
          <table:table-cell table:style-name="ce2" office:value-type="string">
            <text:p>UPPER/LOWER</text:p>
          </table:table-cell>
          <table:table-cell table:style-name="ce3" office:value-type="string" table:number-columns-spanned="4" table:number-rows-spanned="1">
            <text:p>SELECT nom FROM Clients WHERE UPPER(ville) = 'LORIENT'</text:p>
          </table:table-cell>
          <table:covered-table-cell table:number-columns-repeated="3" table:style-name="ce3"/>
          <table:table-cell table:number-columns-repeated="2"/>
        </table:table-row>
        <table:table-row table:style-name="ro1">
          <table:covered-table-cell table:style-name="ce2"/>
          <table:table-cell table:style-name="ce2" office:value-type="string">
            <text:p>SUBSTR</text:p>
          </table:table-cell>
          <table:table-cell table:style-name="ce3" office:value-type="string" table:number-columns-spanned="4" table:number-rows-spanned="1">
            <text:p>SELECT SUBSTR(first,nb,prenom) <text:s text:c="7"/>pour l'initiale : first = 1 pas 0 !</text:p>
          </table:table-cell>
          <table:covered-table-cell table:number-columns-repeated="3" table:style-name="ce3"/>
          <table:table-cell table:number-columns-repeated="2"/>
        </table:table-row>
        <table:table-row table:style-name="ro1">
          <table:table-cell table:style-name="ce6" office:value-type="string" table:number-columns-spanned="1" table:number-rows-spanned="2">
            <text:p>numériques</text:p>
          </table:table-cell>
          <table:table-cell table:style-name="ce2" office:value-type="string">
            <text:p>+ - * /</text:p>
          </table:table-cell>
          <table:table-cell table:style-name="ce3" office:value-type="string" table:number-columns-spanned="4" table:number-rows-spanned="1">
            <text:p>SELECT nombre * prix FROM Commande ;</text:p>
          </table:table-cell>
          <table:covered-table-cell table:number-columns-repeated="3" table:style-name="ce3"/>
          <table:table-cell table:number-columns-repeated="2"/>
        </table:table-row>
        <table:table-row table:style-name="ro1">
          <table:covered-table-cell table:style-name="ce2"/>
          <table:table-cell table:style-name="ce2" office:value-type="string">
            <text:p>ROUND</text:p>
          </table:table-cell>
          <table:table-cell table:style-name="ce3" office:value-type="string" table:number-columns-spanned="4" table:number-rows-spanned="1">
            <text:p>SELECT ROUND(prix,2) FROM Commande ;</text:p>
          </table:table-cell>
          <table:covered-table-cell table:number-columns-repeated="3" table:style-name="ce3"/>
          <table:table-cell table:number-columns-repeated="2"/>
        </table:table-row>
        <table:table-row table:style-name="ro1">
          <table:table-cell table:style-name="ce6" office:value-type="string" table:number-columns-spanned="1" table:number-rows-spanned="5">
            <text:p>d'agrégation</text:p>
          </table:table-cell>
          <table:table-cell table:style-name="ce2" office:value-type="string">
            <text:p>COUNT</text:p>
          </table:table-cell>
          <table:table-cell table:style-name="ce3" office:value-type="string" table:number-columns-spanned="4" table:number-rows-spanned="1">
            <text:p>SELECT COUNT(*) FROM Table ;</text:p>
          </table:table-cell>
          <table:covered-table-cell table:number-columns-repeated="3" table:style-name="ce3"/>
          <table:table-cell table:number-columns-repeated="2"/>
        </table:table-row>
        <table:table-row table:style-name="ro1">
          <table:covered-table-cell table:style-name="ce6"/>
          <table:table-cell table:style-name="ce2" office:value-type="string">
            <text:p>MAX</text:p>
          </table:table-cell>
          <table:table-cell table:style-name="ce3" office:value-type="string" table:number-columns-spanned="4" table:number-rows-spanned="1">
            <text:p>SELECT MAX(id) FROM Table ;</text:p>
          </table:table-cell>
          <table:covered-table-cell table:number-columns-repeated="3" table:style-name="ce3"/>
          <table:table-cell table:number-columns-repeated="2"/>
        </table:table-row>
        <table:table-row table:style-name="ro1">
          <table:covered-table-cell table:style-name="ce6"/>
          <table:table-cell table:style-name="ce2" office:value-type="string">
            <text:p>MIN</text:p>
          </table:table-cell>
          <table:table-cell table:style-name="ce3" office:value-type="string" table:number-columns-spanned="4" table:number-rows-spanned="1">
            <text:p>SELECT MIN(note) FROM Devoir ;</text:p>
          </table:table-cell>
          <table:covered-table-cell table:number-columns-repeated="3" table:style-name="ce3"/>
          <table:table-cell table:number-columns-repeated="2"/>
        </table:table-row>
        <table:table-row table:style-name="ro1">
          <table:covered-table-cell table:style-name="ce6"/>
          <table:table-cell table:style-name="ce2" office:value-type="string">
            <text:p>AVG</text:p>
          </table:table-cell>
          <table:table-cell table:style-name="ce3" office:value-type="string" table:number-columns-spanned="4" table:number-rows-spanned="1">
            <text:p>SELECT AVG(note) FROM Devoir ;</text:p>
          </table:table-cell>
          <table:covered-table-cell table:number-columns-repeated="3" table:style-name="ce3"/>
          <table:table-cell table:number-columns-repeated="2"/>
        </table:table-row>
        <table:table-row table:style-name="ro1">
          <table:covered-table-cell table:style-name="ce6"/>
          <table:table-cell table:style-name="ce2" office:value-type="string">
            <text:p>SUM</text:p>
          </table:table-cell>
          <table:table-cell table:style-name="ce3" office:value-type="string" table:number-columns-spanned="4" table:number-rows-spanned="1">
            <text:p>SELECT SUM(prix*nombre) FROM Commande ;</text:p>
          </table:table-cell>
          <table:covered-table-cell table:number-columns-repeated="3" table:style-name="ce3"/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.799cm" fo:margin-right="1cm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0">10/12/2020</text:date>, <text:time>12:5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3T11:14:08</meta:creation-date>
    <dc:date>2020-12-10T12:54:49</dc:date>
    <meta:editing-duration>PT6H59M38S</meta:editing-duration>
    <meta:editing-cycles>24</meta:editing-cycles>
    <meta:generator>OpenOffice/4.1.5$Unix OpenOffice.org_project/415m1$Build-9789</meta:generator>
    <meta:document-statistic meta:table-count="3" meta:cell-count="68" meta:object-count="0"/>
  </office:meta>
</office:document-meta>
</file>